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2.3736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DRIANO WEBER SCHEEREN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NTONIO MARCOS DE OLIVEIRA CANDIA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ARMEN MENEGUETE GUIDINI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ELMAR OLIVEIRA CORREA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LEANDRO FLORES DE GASPERI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ABIANA SALDANHA TAMIOSSO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JEAN CARLO DE BAIRROS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UCIANO FERREIRA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ELO AITA RISS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ELO DE AZAMBUJA FORTES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IA PASIN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IANE MACHADO MORAES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AFAEL EDUARDO KEMPP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AFAEL SALDANHA CAMPELLO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SIBELIUS DOS SANTOS SEGALA</text:p>
          </table:table-cell>
          <table:table-cell office:value-type="float" office:value="1995">
            <text:p>199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SILVANO BOLFONI DIAS</text:p>
          </table:table-cell>
          <table:table-cell office:value-type="float" office:value="1995">
            <text:p>19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1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17:29</dc:date>
    <meta:document-statistic meta:table-count="1" meta:cell-count="68" meta:object-count="0"/>
    <meta:generator>OpenOffice.org/3.4.1$Unix OpenOffice.org_project/341m1$Build-9593</meta:generator>
  </office:meta>
</office:document-meta>
</file>